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B4000002721240853590158A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903cm" svg:x="-0.038cm" svg:y="0.094cm">
          <draw:image xlink:href="Pictures/10000201000003B4000002721240853590158A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8T06:43:58.116685000</dc:date>
    <meta:editing-duration>PT5M1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